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nteractions between Networks and Territories : a Theoretical and Modeling Insight</text:h>
      <text:h text:style-name="Subtitle" text:outline-level="2">– subtitle –</text:h>
      <text:p text:style-name="Resume">Abstract</text:p>
      <text:p text:style-name="Standard"/>
      <text:p text:style-name="Standard"/>
      <text:p text:style-name="Standard"/>
      <text:h text:style-name="Heading_20_1" text:outline-level="1">1 - Introduction</text:h>
      <text:p text:style-name="Standard"/>
      <text:p text:style-name="Standard"/>
      <text:p text:style-name="Standard">This analogy is ideal to evoke the questions of causality and processes in territorial systems. When trying to tackle naively our preliminary question, some observers have qualified the identification of causalities in complex systems as ``chicken and egg'' problems : if one effect appears to cause another and reciprocally, how can one disentangle effective processes ? This vision is often present in reductionist approaches that do not postulate an intrinsic complexity in studied systems. The idea that Diderot suggests is the notion of <text:span text:style-name="T1">co-evolution</text:span> that is a central phenomenon in evolutive dynamics of Complex Adaptive Systems as Holland develops in (Holland, 2012). He links the notion of emergence (that is ignored in a reductionist vision), in particular the emergence of structures at an upper scales from the interactions between agents at a given scale, materialized generally by boundaries, that become crucial in the coevolution of agents at any scales : the emergence of one structure will be simultaneous with one other, each exploiting their interrelations and generated environments conditioned by their boundaries. We shall explore these ideas in the case of territorial systems in the following.</text:p>
      <text:p text:style-name="Standard"/>
      <text:p text:style-name="Standard">% Research question ; what are we trying to do here ; contribution ; etc</text:p>
      <text:p text:style-name="Standard"/>
      <text:p text:style-name="Standard"/>
      <text:h text:style-name="Heading_20_1" text:outline-level="1">2 - Territories and Networks</text:h>
      <text:h text:style-name="Heading_20_2" text:outline-level="2">2.1 - There and Back Again</text:h>
      <text:h text:style-name="Heading_20_3" text:outline-level="3">2.1.1 - Human Territories</text:h>
      <text:p text:style-name="Standard"/>
      <text:p text:style-name="Standard">The notion of territory can be taken as a basis to explore the scope of geographical objects we will study. In Ecology, a territory corresponds to a spatial extent occupied by a group of agents or more generally an ecosystem. <text:span text:style-name="T1">Human Territories</text:span> are far more complex in the sense of semiotic representations of these that are a central part in the emergence of societies. For Raffestin in (Raffestin, 1988), the so-called <text:span text:style-name="T1">Human Territoriality</text:span> is the “conjunction of a territorial process with an informational process”, what means that physical occupation and <text:soft-page-break/>exploitation of space by human societies is not dissociable from the representations (cognitive and material) of these territorial processes, driving in return its further evolutions. In other words, as soon as social constructions are assumed in the constitution of human settlements, concrete and abstract social structures will play a role in the evolution of the territorial system, through e.g. propagation of information and representations, political processes, conjunction or disjunction between lived and perceived territory. Although this approach does not explicitly give the condition for the emergence of a seminal system of aggregated settlements (i.e. the emergence of cities), it insists on the role of these that become places of power and of creation of wealth through exchange. But the city has no existence without its hinterland and the territorial system can not be summarized by its cities as a system of cities. There is however compatibility on this subsystem between approach to territories and Pumain’s evolutive theory of urban systems (Pumain, 2010), in which cities are viewed as an auto-organized complex dynamical systems, and act as mediators of social changes : for example, cycles of innovation occur within cities and propagate between them. Cities are thus competitive agents that co-evolve (in the sense given before). The territorial system can be understood as a spatially organized social structure, including its concrete and abstract artifacts. A imaginary free-of-man spatial extent with potential ressources will not be a territory if not inhabited, imagined, lived, and exploited, even if the same ressources would be part of the corresponding habited territorial system. Indeed, what is considered as a ressource (natural or artificial) will depend on the corresponding society (e.g. of its practices and technological potentialities). A crucial aspect of human settlements that were studied in geography for a long time, and that relate with the previous notion of territory, are <text:span text:style-name="T1">networks</text:span>. Let see how we can switch from one to the other and how their definition may be indissociable.</text:p>
      <text:p text:style-name="Standard"/>
      <text:h text:style-name="Heading_20_3" text:outline-level="3">2.1.2 A Territorial Theory of Networks</text:h>
      <text:p text:style-name="Standard"/>
      <text:p text:style-name="Standard">We paraphrase in (Dupuy, 1987) when he proposes elements for “a territorial theory of networks” based on the concrete case of Urban Transportation Networks. This theory sees <text:span text:style-name="T1">real networks</text:span> (i.e. concrete networks, including transportation networks) as the materialization of <text:span text:style-name="T1">virtual networks</text:span>. More precisely, a territory is characterized by strong spatio-temporal discontinuities induced by the non-uniform distribution of agents and ressources. These discontinuities naturally induce a network of “transactional projects” that can be understood as potential interactions between elements of the territorial system (agents and/or ressources). For example today, people need to access the ressource of employments, economic exchanges operate between specialized production territories. At any time period, potential interactions existed<text:note text:id="ftn1" text:note-class="footnote"><text:note-citation>1</text:note-citation><text:note-body><text:p text:style-name="Footnote">even when nomadism was still the rule, spatially dynamic networks of potential interactions necessarily existed, but should have less chance to materialize into concrete routes.</text:p></text:note-body></text:note>. The potential interaction network is concretized as offer adapts to demand, and results of the combination of economic and geographical constraints with demand patterns, in a non-linear way through agents designed as <text:span text:style-name="T1">operators</text:span>. This process is not immediate, leading to strong non-stationarity and path-<text:soft-page-break/>dependance effects : the extension of an existing network will depend on previous configuration, and depending on involved time scales, the logic and even the nature of operators may have evolved. points out in his preface of (Offner &amp; Pumain, 1996) that a geographical theory articulating space, network and territories had never been consistently formulated. It appears to still be the case today, but the theory developed just before is a good candidate, even if it stays at a conceptual level. The presence of a human territory necessarily imply the presence of abstract interaction networks and concrete networks used for transportation of people and ressources (including communication networks as information is a crucial ressource). Depending on regime in which the considered system is, the respective role of different networks may be radically different. Following (Duranton, 1999), pre-industrial cities were limited in growth because of limitations of transportation networks. Technological progresses have lead to the end of these limitations and the preponderance of land markets in shaping cities (and thus a role of transportation network as shaping prices through accessibility), and recently to the rising importance of telecommunication networks that induce a “tyranny of proximity” as physical presence is not replaceable by virtual communication. This territorial approach to networks seems natural in geography, since networks are studied conjointly with geographical objects with an underlying theory, in opposition to network science that studies crudely spatial networks with few thematic background (Ducruet, 2014).</text:p>
      <text:p text:style-name="Standard"/>
      <text:h text:style-name="Heading_20_3" text:outline-level="3">2.1.3 – Networks Shaping Territories ?</text:h>
      <text:p text:style-name="Standard"/>
      <text:p text:style-name="Standard"/>
      <text:p text:style-name="Standard">However networks are not only a material manifestation of territorial processes, but play their part in these processes as they evolution may shape territories in return. In the case of <text:span text:style-name="T1">technical networks</text:span>, an other designation of real networks given in (Offner &amp; Pumain, 1996), many examples of such feedbacks can be found : the interconnectivity of transportation networks allows multi-scalar mobility patterns, thus shaping the lived territory. At a smaller scale, changes in accessibility may result in an adaptation of a functional urban space. Here emerges again an intrinsic difficulty : it is far from evident to attribute territorial mutations to some network evolutions and reciprocally materialization of a network to precise territorial dynamics. Coming back to Diderot should help, in the sense that one must not consider network nor territories as independent systems that would have causal relationships but as strongly coupled components of a larger system. The confusion on possible simple causal relationships has fed a scientific debate that is still active. Methodologies to identify so-called <text:span text:style-name="T1">structural effects</text:span> of transportation networks were proposed by planners in the seventies (Bonnafous &amp; Plassard, 1974), (Bonnafous &amp; al., 1974). It took some time for a critical positioning on unreasoned and decontextualized use of these methods by planners and politics generally to technocratically justify transportation projects, that was first done by in (Offner, 1993). Recently the special issue (L'Espace Géographique, 2014) on that debate recalled that on the one hand misconceptions and misuses were still greatly present <text:soft-page-break/>in operational and planning milieus as (Crozet &amp; Dumont, 2011) confirmed, and on the other hand that a lot of scientific progresses still need to be made to understand relations between networks and territories as highlights that recent works gave evidence of systematic effects on very long time scales (as e.g. the work of Bretagnolle (op. cit.) on railway evolution, that shows a kind of structural effect in the necessity of connectivity to the network for cities to “stay in the game”, but that is not fully causal as not sufficient). At a macroscopic level typical patterns of interaction emerge, but microscopic trajectories of the system are essentially chaotic : the understanding of coupled dynamics strongly depends on the scale considered. At a small scale it seems indeed impossible to show systematic behavior, as pointed out. For example, on comparable French mountain territories, shows that reactions to a same context of evolution of the transportation network can lead to very different reactions of territories, some finding a huge benefit in the new connectivity, whereas others become more closed. These potential retroactions of networks on territories does not necessarily act on concrete components : shows in  that transportation and communication networks contribute to the collective representation of territories by acting on territorial belonging fee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501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212cm" fo:margin-bottom="0.212cm"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3cm" fo:margin-right="0.3cm" fo:margin-top="0.212cm" fo:margin-bottom="0.212cm" fo:text-align="start" style:justify-single-word="false" fo:text-indent="0.501cm"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6cm" fo:margin-right="0.6cm" fo:text-indent="0.501cm"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9cm" fo:margin-right="0.9cm" fo:text-indent="0.501cm"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1.199cm" fo:margin-right="1.199cm" fo:text-indent="0.501cm"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1.501cm" fo:margin-right="1.501cm" fo:text-indent="0.501cm"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1.801cm" fo:margin-right="1.801cm" fo:margin-top="0.212cm" fo:margin-bottom="0.212cm" fo:text-indent="0.501cm"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2.101cm" fo:margin-right="2.101cm" fo:text-indent="0.501cm"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2.401cm" fo:margin-right="2.401cm" fo:margin-top="0.423cm" fo:margin-bottom="0.106cm" fo:text-indent="0.501cm" style:auto-text-indent="false"/>
      <style:text-properties fo:font-size="14pt" style:font-size-asian="14pt" style:font-name-complex="Arial" style:font-size-complex="11pt"/>
    </style:style>
    <style:style style:name="Auteur" style:family="paragraph" style:parent-style-name="Standard" style:next-style-name="Description_20_Auteur">
      <style:paragraph-properties fo:margin-left="1cm" fo:margin-right="1cm" fo:margin-top="0.212cm" fo:margin-bottom="0.212cm" fo:text-indent="0cm" style:auto-text-indent="false"/>
      <style:text-properties fo:color="#000080" style:font-name="Courier New" fo:font-size="10pt" style:font-size-asian="10pt" style:font-name-complex="Courier New"/>
    </style:style>
    <style:style style:name="Description_20_Auteur" style:display-name="Description Auteur" style:family="paragraph" style:parent-style-name="Auteur"/>
    <style:style style:name="Title" style:family="paragraph" style:next-style-name="Subtitle" style:default-outline-level="1" style:list-style-name="" style:class="chapter">
      <style:paragraph-properties fo:margin-left="1cm" fo:margin-right="1cm" fo:margin-top="0.212cm" fo:margin-bottom="0.212cm" fo:text-align="justify" style:justify-single-word="false" fo:orphans="2" fo:widows="2" fo:text-indent="0cm" style:auto-text-indent="false"/>
      <style:text-properties fo:color="#000080" style:font-name="Courier New" fo:font-size="12pt" fo:language="fr" fo:country="FR" style:letter-kerning="true" style:font-name-asian="Times New Roman" style:font-size-asian="12pt" style:font-name-complex="Arial" style:font-size-complex="12pt" style:language-complex="ar" style:country-complex="SA"/>
    </style:style>
    <style:style style:name="Subtitle" style:family="paragraph" style:parent-style-name="Title" style:next-style-name="Auteur" style:default-outline-level="2" style:list-style-name="" style:class="chapter">
      <style:text-properties fo:font-size="10pt" style:font-size-asian="10pt"/>
    </style:style>
    <style:style style:name="Resume" style:family="paragraph" style:parent-style-name="Auteur" style:next-style-name="Mots_20_Cles"/>
    <style:style style:name="Abstract" style:family="paragraph" style:parent-style-name="Resume" style:next-style-name="keywords"/>
    <style:style style:name="Mots_20_Cles" style:display-name="Mots Cles" style:family="paragraph" style:parent-style-name="Title">
      <style:text-properties fo:font-size="10pt" style:font-size-asian="10pt"/>
    </style:style>
    <style:style style:name="keywords" style:family="paragraph" style:parent-style-name="Mots_20_Cles"/>
    <style:style style:name="Riassunto" style:family="paragraph" style:parent-style-name="Resume" style:next-style-name="Zusammenfassung"/>
    <style:style style:name="Zusammenfassung" style:family="paragraph" style:parent-style-name="Resume" style:next-style-name="Standard"/>
    <style:style style:name="Annexe" style:family="paragraph" style:parent-style-name="Standard"/>
    <style:style style:name="Notice_20_Biblio" style:display-name="Notice Biblio" style:family="paragraph" style:parent-style-name="Mots_20_Cles"/>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2cm" fo:margin-right="2cm" fo:text-indent="0.501cm"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cm" fo:margin-right="2cm" fo:text-indent="0cm"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1cm" fo:margin-right="1cm" fo:text-align="start" style:justify-single-word="false" fo:text-indent="0cm" style:auto-text-indent="false"/>
      <style:text-properties fo:color="#777777" style:font-name="Arial" fo:font-size="11pt" fo:font-weight="bold" style:font-size-asian="11pt" style:font-weight-asian="bold" style:font-name-complex="Arial"/>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1cm" fo:margin-right="1cm" fo:margin-top="0.071cm" fo:margin-bottom="0.071cm" fo:text-indent="0.501cm" style:auto-text-indent="false"/>
    </style:style>
    <style:style style:name="resume" style:family="paragraph" style:parent-style-name="Standard">
      <style:paragraph-properties fo:margin-left="0cm" fo:margin-right="0cm" fo:margin-top="0.494cm" fo:margin-bottom="0.494cm" fo:text-align="start" style:justify-single-word="false" fo:text-indent="0cm" style:auto-text-indent="false"/>
    </style:style>
    <style:style style:name="Erratum" style:family="paragraph" style:parent-style-name="NDLR"/>
    <style:style style:name="Separateur" style:family="paragraph" style:parent-style-name="Standard" style:next-style-name="Standard">
      <style:paragraph-properties fo:text-align="center" style:justify-single-word="false"/>
    </style:style>
    <style:style style:name="Titre_20_oeuvre" style:display-name="Titre oeuvre" style:family="paragraph" style:next-style-name="Auteur_20_oeuvre">
      <style:paragraph-properties fo:margin-left="1cm" fo:margin-right="1cm" fo:orphans="2" fo:widows="2" fo:text-indent="0cm" style:auto-text-indent="false"/>
      <style:text-properties fo:color="#800080" style:font-name="Courier New" fo:font-size="10pt" fo:language="fr" fo:country="FR" style:font-name-asian="Times New Roman" style:font-size-asian="10pt" style:font-name-complex="Courier New" style:font-size-complex="13pt" style:language-complex="ar" style:country-complex="SA"/>
    </style:style>
    <style:style style:name="Auteur_20_oeuvre" style:display-name="Auteur oeuvre" style:family="paragraph" style:parent-style-name="Titre_20_oeuvre" style:next-style-name="Notice_20_Biblio_20_oeuvre"/>
    <style:style style:name="Notice_20_Biblio_20_oeuvre" style:display-name="Notice Biblio oeuvre" style:family="paragraph" style:parent-style-name="Titre_20_oeuvre" style:next-style-name="Date_20_publi_20_oeuvre">
      <style:paragraph-properties fo:padding-left="0cm" fo:padding-right="0cm" fo:padding-top="0.035cm" fo:padding-bottom="0cm" fo:border-left="none" fo:border-right="none" fo:border-top="0.018cm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Surtitre" style:family="paragraph" style:parent-style-name="Subtitle" style:next-style-name="Title"/>
    <style:style style:name="Droits_20_Auteur" style:display-name="Droits Auteur" style:family="paragraph" style:parent-style-name="Mots_20_Cles"/>
    <style:style style:name="Datepubli" style:family="paragraph" style:parent-style-name="Mots_20_Cles" style:next-style-name="Pagination"/>
    <style:style style:name="Datepublipapier" style:family="paragraph" style:parent-style-name="Mots_20_Cles" style:next-style-name="Datepubli"/>
    <style:style style:name="motscles" style:family="paragraph" style:parent-style-name="Standard">
      <style:paragraph-properties fo:margin-left="0cm" fo:margin-right="0cm" fo:margin-top="0.494cm" fo:margin-bottom="0.494cm" fo:text-align="start" style:justify-single-word="false" fo:text-indent="0cm" style:auto-text-indent="false"/>
    </style:style>
    <style:style style:name="Themes" style:family="paragraph" style:parent-style-name="Mots_20_Cles"/>
    <style:style style:name="Citation_20_bis" style:display-name="Citation bis" style:family="paragraph" style:parent-style-name="Standard" style:next-style-name="Standard">
      <style:paragraph-properties fo:margin-left="3cm" fo:margin-right="0cm" fo:margin-top="0.212cm" fo:margin-bottom="0.212cm" fo:text-indent="0.501cm" style:auto-text-indent="false"/>
      <style:text-properties fo:font-size="11pt" style:font-size-asian="11pt"/>
    </style:style>
    <style:style style:name="Citation_20_ter" style:display-name="Citation ter" style:family="paragraph" style:parent-style-name="Standard" style:next-style-name="Standard">
      <style:paragraph-properties fo:margin-left="3.401cm" fo:margin-right="0cm" fo:margin-top="0.423cm" fo:margin-bottom="0.423cm" fo:line-height="150%" fo:text-indent="0.501cm"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Reponse"/>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1.9cm" fo:margin-right="0cm" fo:margin-top="0.212cm" fo:margin-bottom="0.212cm" fo:text-indent="0.501cm" style:auto-text-indent="false"/>
    </style:style>
    <style:style style:name="NDLA" style:family="paragraph" style:parent-style-name="Standard">
      <style:paragraph-properties fo:margin-left="1cm" fo:margin-right="1cm" fo:margin-top="0.071cm" fo:margin-bottom="0.071cm" fo:text-indent="0.501cm" style:auto-text-indent="false"/>
    </style:style>
    <style:style style:name="Code" style:family="paragraph" style:parent-style-name="Standard">
      <style:paragraph-properties fo:margin-left="2cm" fo:margin-right="2cm" fo:margin-top="0.071cm" fo:margin-bottom="0.071cm" fo:text-indent="0.501cm" style:auto-text-indent="false"/>
      <style:text-properties style:font-name="Verdana" fo:font-size="10pt" style:font-size-asian="10pt" style:font-name-complex="Verdana"/>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text-properties fo:language="it" fo:country="IT"/>
    </style:style>
    <style:style style:name="Titulo_20__28_es_29_" style:display-name="Titulo (es)" style:family="paragraph" style:parent-style-name="Titres_20_traduits" style:next-style-name="Auteur">
      <style:text-properties fo:language="es" fo:country="ES"/>
    </style:style>
    <style:style style:name="Titel_20__28_de_29_" style:display-name="Titel (de)" style:family="paragraph" style:parent-style-name="Titres_20_traduits" style:next-style-name="Auteur">
      <style:text-properties fo:language="de" fo:country="DE"/>
    </style:style>
    <style:style style:name="Paragraphe_20_sans_20_retrait" style:display-name="Paragraphe sans retrait" style:family="paragraph" style:parent-style-name="Standard">
      <style:paragraph-properties fo:margin-left="0cm" fo:margin-right="0cm" fo:text-indent="0cm"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ndla" style:family="paragraph" style:parent-style-name="Standard">
      <style:paragraph-properties fo:margin-left="0cm" fo:margin-right="0cm" fo:margin-top="0.494cm" fo:margin-bottom="0.494cm" fo:text-align="start" style:justify-single-word="false" fo:text-indent="0cm" style:auto-text-indent="false"/>
    </style:style>
    <style:style style:name="motsclespt" style:family="paragraph" style:parent-style-name="Standard" style:default-outline-level="1" style:list-style-name="">
      <style:paragraph-properties fo:margin-left="1cm" fo:margin-right="1cm" fo:margin-top="0.212cm" fo:margin-bottom="0.212cm" fo:text-indent="0cm" style:auto-text-indent="false"/>
      <style:text-properties fo:color="#000080" style:font-name="Courier New" fo:font-size="10pt" style:letter-kerning="true" style:font-size-asian="10pt" style:font-name-complex="Arial"/>
    </style:style>
    <style:style style:name="resumo" style:family="paragraph" style:parent-style-name="Standard">
      <style:paragraph-properties fo:margin-left="1cm" fo:margin-right="1cm" fo:margin-top="0.212cm" fo:margin-bottom="0.212cm" fo:text-indent="0cm" style:auto-text-indent="false"/>
      <style:text-properties fo:color="#000080" style:font-name="Courier New" fo:font-size="10pt" style:font-size-asian="10pt" style:font-name-complex="Courier New"/>
    </style:style>
    <style:style style:name="Titre_20__28_pt_29_" style:display-name="Titre (pt)" style:family="paragraph" style:parent-style-name="Standard" style:default-outline-level="1" style:list-style-name="">
      <style:paragraph-properties fo:margin-left="1cm" fo:margin-right="1cm" fo:margin-top="0.212cm" fo:margin-bottom="0.212cm" fo:text-indent="0cm" style:auto-text-indent="false"/>
      <style:text-properties fo:color="#000080" style:font-name="Courier New" fo:language="pt" fo:country="PT" style:letter-kerning="true" style:font-name-complex="Arial"/>
    </style:style>
    <style:style style:name="chaires" style:family="paragraph" style:parent-style-name="Mots_20_Cles"/>
    <style:style style:name="motsclestr" style:family="paragraph" style:parent-style-name="Mots_20_Cles">
      <style:text-properties fo:language="tr" fo:country="TR"/>
    </style:style>
    <style:style style:name="resumear" style:family="paragraph" style:parent-style-name="Standard">
      <style:paragraph-properties fo:margin-left="1cm" fo:margin-right="1cm" fo:margin-top="0.212cm" fo:margin-bottom="0.212cm" fo:text-align="end" style:justify-single-word="false" fo:text-indent="0cm" style:auto-text-indent="false" style:writing-mode="rl-tb"/>
      <style:text-properties fo:color="#000080" style:font-name="Tahoma" style:font-name-complex="Tahoma"/>
    </style:style>
    <style:style style:name="Collaborateur" style:family="paragraph" style:parent-style-name="Auteur"/>
    <style:style style:name="Palavraschaves" style:family="paragraph" style:parent-style-name="Mots_20_Cles"/>
    <style:style style:name="Resumo" style:family="paragraph" style:parent-style-name="Resume">
      <style:paragraph-properties fo:margin-top="0.494cm" fo:margin-bottom="0.494cm"/>
      <style:text-properties fo:language="pt" fo:country="PT"/>
    </style:style>
    <style:style style:name="Parolechiavi" style:family="paragraph" style:parent-style-name="Mots_20_Cles">
      <style:text-properties fo:language="it" fo:country="IT"/>
    </style:style>
    <style:style style:name="Verbaclaves" style:family="paragraph" style:parent-style-name="Mots_20_Cles"/>
    <style:style style:name="Population" style:family="paragraph" style:parent-style-name="Geographie"/>
    <style:style style:name="accroche" style:family="paragraph" style:parent-style-name="Resume"/>
    <style:style style:name="encadre" style:family="paragraph" style:parent-style-name="Quotations">
      <style:paragraph-properties fo:background-color="#e0e0e0">
        <style:background-image/>
      </style:paragraph-properties>
    </style:style>
    <style:style style:name="auteur_20_traite" style:display-name="auteur traite" style:family="paragraph" style:parent-style-name="Auteur"/>
    <style:style style:name="oeuvre_20_traite" style:display-name="oeuvre traite" style:family="paragraph" style:parent-style-name="auteur_20_traite"/>
    <style:style style:name="resumeeu" style:family="paragraph" style:parent-style-name="Resume"/>
    <style:style style:name="personnescitees" style:family="paragraph" style:parent-style-name="Resume"/>
    <style:style style:name="ouvragesrecenses" style:family="paragraph" style:parent-style-name="Resume"/>
    <style:style style:name="motscleseu" style:family="paragraph" style:parent-style-name="Resume">
      <style:text-properties fo:language="eu" fo:country="none"/>
    </style:style>
    <style:style style:name="organismes" style:family="paragraph" style:parent-style-name="Resume"/>
    <style:style style:name="periode" style:family="paragraph" style:parent-style-name="Resume"/>
    <style:style style:name="verbaclaves" style:family="paragraph" style:parent-style-name="Resume"/>
    <style:style style:name="motscleshu" style:family="paragraph" style:parent-style-name="motscleseu"/>
    <style:style style:name="resumehu" style:family="paragraph" style:parent-style-name="resumeeu">
      <style:text-properties fo:language="hu" fo:country="HU"/>
    </style:style>
    <style:style style:name="resumeit" style:family="paragraph" style:parent-style-name="resumehu">
      <style:text-properties fo:language="it" fo:country="IT"/>
    </style:style>
    <style:style style:name="resumela" style:family="paragraph" style:parent-style-name="resumeit">
      <style:text-properties fo:language="la" fo:country="VA"/>
    </style:style>
    <style:style style:name="motsclesar" style:family="paragraph" style:parent-style-name="resumear">
      <style:paragraph-properties fo:margin-left="1cm" fo:margin-right="1cm" fo:text-align="end" style:justify-single-word="false" fo:text-indent="0cm" style:auto-text-indent="false"/>
    </style:style>
    <style:style style:name="Titulu_20__28_eu_29_" style:display-name="Titulu (eu)" style:family="paragraph" style:parent-style-name="Titres_20_traduits">
      <style:text-properties fo:language="eu" fo:country="none"/>
    </style:style>
    <style:style style:name="Titulus_20__28_la_29_" style:display-name="Titulus (la)" style:family="paragraph" style:parent-style-name="Titres_20_traduits">
      <style:text-properties fo:language="la" fo:country="VA"/>
    </style:style>
    <style:style style:name="Titulo_20__28_pt_29_" style:display-name="Titulo (pt)" style:family="paragraph" style:parent-style-name="Titres_20_traduits">
      <style:text-properties fo:language="pt" fo:country="PT"/>
    </style:style>
    <style:style style:name="resumetr" style:family="paragraph" style:parent-style-name="Resumo">
      <style:text-properties fo:language="tr" fo:country="TR"/>
    </style:style>
    <style:style style:name="geographieen" style:family="paragraph" style:parent-style-name="Geographie"/>
    <style:style style:name="institutions" style:family="paragraph" style:parent-style-name="personnescitees"/>
    <style:style style:name="institutionsen" style:family="paragraph" style:parent-style-name="institutions">
      <style:text-properties fo:language="en" fo:country="US"/>
    </style:style>
    <style:style style:name="topics" style:family="paragraph" style:parent-style-name="Themes">
      <style:text-properties fo:language="en" fo:country="US"/>
    </style:style>
    <style:style style:name="oeuvretraite" style:family="paragraph" style:parent-style-name="auteur_20_traite"/>
    <style:style style:name="auteurtraite" style:family="paragraph" style:parent-style-name="Auteur"/>
    <style:style style:name="عنوان_20__28_ar_29_" style:display-name="عنوان (ar)" style:family="paragraph" style:parent-style-name="resumear">
      <style:paragraph-properties fo:margin-left="1cm" fo:margin-right="1cm" fo:text-align="end" style:justify-single-word="false" fo:text-indent="0cm" style:auto-text-indent="false"/>
    </style:style>
    <style:style style:name="Rezume" style:family="paragraph" style:parent-style-name="Resume">
      <style:text-properties fo:language="hu" fo:country="HU"/>
    </style:style>
    <style:style style:name="cim_20__28_hu_29_" style:display-name="cim (hu)" style:family="paragraph" style:parent-style-name="Titres_20_traduits">
      <style:text-properties fo:language="hu" fo:country="HU"/>
    </style:style>
    <style:style style:name="titrear" style:family="paragraph" style:parent-style-name="resumear">
      <style:paragraph-properties fo:margin-left="1cm" fo:margin-right="1cm" fo:text-align="end" style:justify-single-word="false" fo:text-indent="0cm" style:auto-text-indent="false"/>
    </style:style>
    <style:style style:name="motsclesjp" style:family="paragraph" style:parent-style-name="Resume"/>
    <style:style style:name="resumejp" style:family="paragraph" style:parent-style-name="Resume"/>
    <style:style style:name="motscleshe" style:family="paragraph" style:parent-style-name="Resume"/>
    <style:style style:name="resumehe" style:family="paragraph" style:parent-style-name="Resume"/>
    <style:style style:name="motsclesmk" style:family="paragraph" style:parent-style-name="Resume"/>
    <style:style style:name="resumemk" style:family="paragraph" style:parent-style-name="Resume"/>
    <style:style style:name="motsclesgr" style:family="paragraph" style:parent-style-name="Resume"/>
    <style:style style:name="resumegr" style:family="paragraph" style:parent-style-name="Resume"/>
    <style:style style:name="First_20_paragraph" style:display-name="First paragraph" style:family="paragraph" style:parent-style-name="Standard" style:next-style-name="Text_20_body" style:class="text"/>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style:font-name-complex="Symbol"/>
    </style:style>
    <style:style style:name="WW8Num14z1" style:family="text">
      <style:text-properties style:font-name="Courier New" style:font-name-complex="Symbol"/>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Police_20_par_20_défaut" style:display-name="Police par défaut" style:family="text"/>
    <style:style style:name="_20_Car_20_Car10" style:display-name=" Car Car10" style:family="text">
      <style:text-properties fo:font-size="16pt" style:font-size-asian="16pt" style:font-size-complex="14pt"/>
    </style:style>
    <style:style style:name="_20_Car_20_Car5" style:display-name=" Car Car5" style:family="text">
      <style:text-properties fo:font-size="16pt" style:font-size-asian="16pt" style:font-size-complex="12pt"/>
    </style:style>
    <style:style style:name="Description_20_Auteur_20_Car" style:display-name="Description Auteur Car" style:family="text">
      <style:text-properties fo:color="#000080" style:font-name="Courier New" style:font-name-complex="Courier New" style:font-size-complex="12pt"/>
    </style:style>
    <style:style style:name="Auteur_20_Car" style:display-name="Auteur Car" style:family="text">
      <style:text-properties fo:color="#000080" style:font-name="Courier New" style:font-name-complex="Courier New" style:font-size-complex="12pt"/>
    </style:style>
    <style:style style:name="_20_Car_20_Car" style:display-name=" Car Car" style:family="text"/>
    <style:style style:name="Citation_20_Car" style:display-name="Citation Car" style:family="text">
      <style:text-properties style:font-size-complex="12pt" style:font-style-complex="italic"/>
    </style:style>
    <style:style style:name="Date_20_publi_20_oeuvre_20_Car" style:display-name="Date publi oeuvre Car" style:family="text">
      <style:text-properties fo:color="#800080" style:font-name="Courier New" style:font-name-complex="Courier New" style:font-size-complex="13pt"/>
    </style:style>
    <style:style style:name="Titre_20_oeuvre_20_Car" style:display-name="Titre oeuvre Car" style:family="text">
      <style:text-properties fo:color="#800080" style:font-name="Courier New" style:font-name-complex="Courier New" style:font-size-complex="13pt"/>
    </style:style>
    <style:style style:name="Prefixe" style:family="text"/>
    <style:style style:name="Site" style:family="text">
      <style:text-properties style:font-name-complex="Times New Roman"/>
    </style:style>
    <style:style style:name="Affiliation" style:family="text"/>
    <style:style style:name="Courriel" style:family="text"/>
    <style:style style:name="Fonction" style:family="text"/>
    <style:style style:name="Footnote_20_Symbol" style:display-name="Footnote Symbol" style:family="text">
      <style:text-properties style:text-position="super 58%"/>
    </style:style>
    <style:style style:name="Caractère_20_de_20_note_20_de_20_bas_20_de_20_page" style:display-name="Caractère de note de bas de page" style:family="text"/>
    <style:style style:name="Internet_20_link" style:display-name="Internet link" style:family="text">
      <style:text-properties fo:color="#0000ff" style:text-underline-style="solid" style:text-underline-width="auto" style:text-underline-color="font-color"/>
    </style:style>
    <style:style style:name="_20_Car_20_Car11" style:display-name=" Car Car11" style:family="text">
      <style:text-properties fo:font-size="18pt" style:font-size-asian="18pt" style:font-size-complex="16pt"/>
    </style:style>
    <style:style style:name="_20_Car_20_Car9" style:display-name=" Car Car9" style:family="text">
      <style:text-properties fo:font-size="16pt" style:font-size-asian="16pt" style:font-size-complex="13pt"/>
    </style:style>
    <style:style style:name="_20_Car_20_Car8" style:display-name=" Car Car8" style:family="text">
      <style:text-properties fo:font-size="16pt" style:font-size-asian="16pt" style:font-size-complex="14pt"/>
    </style:style>
    <style:style style:name="_20_Car_20_Car7" style:display-name=" Car Car7" style:family="text">
      <style:text-properties fo:font-size="16pt" style:font-size-asian="16pt" style:font-size-complex="13pt"/>
    </style:style>
    <style:style style:name="_20_Car_20_Car6" style:display-name=" Car Car6" style:family="text">
      <style:text-properties fo:font-size="16pt" style:font-size-asian="16pt" style:font-size-complex="11pt" style:font-weight-complex="bold"/>
    </style:style>
    <style:style style:name="_20_Car_20_Car4" style:display-name=" Car Car4" style:family="text">
      <style:text-properties fo:font-size="16pt" style:font-size-asian="16pt" style:font-size-complex="12pt" style:font-style-complex="italic"/>
    </style:style>
    <style:style style:name="_20_Car_20_Car3" style:display-name=" Car Car3" style:family="text">
      <style:text-properties fo:font-size="14pt" style:font-size-asian="14pt" style:font-name-complex="Arial" style:font-size-complex="11pt" style:font-style-complex="italic"/>
    </style:style>
    <style:style style:name="_20_Car_20_Car2" style:display-name=" Car Car2" style:family="text">
      <style:text-properties fo:color="#000080" style:font-name="Courier New" fo:font-size="12pt" style:letter-kerning="true" style:font-size-asian="12pt" style:font-name-complex="Arial" style:font-size-complex="12pt"/>
    </style:style>
    <style:style style:name="_20_Car_20_Car1" style:display-name=" Car Car1" style:family="text">
      <style:text-properties fo:color="#000080" style:font-name="Courier New" style:letter-kerning="true" style:font-name-complex="Arial" style:font-size-complex="12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Juste Raimbault</meta:initial-creator>
    <meta:creation-date>2016-08-15T17:28:01</meta:creation-date>
    <dc:creator>Juste Raimbault</dc:creator>
    <dc:date>2016-08-16T19:16:10</dc:date>
    <meta:print-date>2004-06-04T17:55:00</meta:print-date>
    <meta:editing-cycles>119</meta:editing-cycles>
    <meta:editing-duration>PT6H15M20S</meta:editing-duration>
    <meta:generator>OpenOffice/4.1.1$Unix OpenOffice.org_project/411m6$Build-9775</meta:generator>
    <meta:document-statistic meta:table-count="0" meta:image-count="0" meta:object-count="0" meta:page-count="4" meta:paragraph-count="15" meta:word-count="1538" meta:character-count="10239"/>
    <meta:user-defined meta:name="Sign">ࠚ</meta:user-defined>
  </office:meta>
</office:document-meta>
</file>